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eeeee" draw:textarea-horizontal-align="justify" draw:textarea-vertical-align="middle" draw:auto-grow-height="false" fo:min-height="0.458cm" fo:min-width="0.208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min-height="0.458cm" fo:min-width="0.208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color="#000000" svg:stroke-linecap="round" draw:fill="solid" draw:fill-color="#dddddd" draw:textarea-horizontal-align="justify" draw:textarea-vertical-align="middle" draw:auto-grow-height="false" fo:min-height="0.75cm" fo:min-width="2.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2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cm" svg:height="1.673cm" svg:x="13.4cm" svg:y="8cm">
          <draw:text-box>
            <text:p>Activity &lt; 1 hour</text:p>
          </draw:text-box>
        </draw:frame>
        <draw:frame draw:style-name="gr3" draw:text-style-name="P3" draw:layer="layout" svg:width="4cm" svg:height="1.673cm" svg:x="13.4cm" svg:y="9.577cm">
          <draw:text-box>
            <text:p>Activity &gt; 1 hour</text:p>
          </draw:text-box>
        </draw:frame>
        <draw:custom-shape draw:style-name="gr4" draw:text-style-name="P2" draw:layer="layout" svg:width="3cm" svg:height="1cm" svg:x="13.2cm" svg:y="12cm">
          <text:p text:style-name="P4"><text:span text:style-name="T1">Find activ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0T08:54:41.450318889</meta:creation-date>
    <dc:date>2022-07-20T09:03:52.674039879</dc:date>
    <meta:editing-duration>PT9M11S</meta:editing-duration>
    <meta:editing-cycles>1</meta:editing-cycles>
    <meta:document-statistic meta:object-count="5"/>
    <meta:generator>LibreOffice/7.3.4.2$Linux_X86_64 LibreOffice_project/30$Build-2</meta:generator>
  </office:meta>
</office:document-meta>
</file>